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erif1" svg:font-family="FreeSerif" style:font-family-generic="roman"/>
    <style:font-face style:name="DejaVu LGC Sans" svg:font-family="'DejaVu LGC Sans'" style:font-family-generic="roman" style:font-pitch="variable"/>
    <style:font-face style:name="DejaVu LGC Sans1" svg:font-family="'DejaVu LGC Sans'" style:font-family-generic="swiss" style:font-pitch="variable"/>
    <style:font-face style:name="FreeSerif" svg:font-family="FreeSerif"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0625in"/>
    </style:style>
    <style:style style:name="Table1.B" style:family="table-column">
      <style:table-column-properties style:column-width="1.1354in"/>
    </style:style>
    <style:style style:name="Table1.C" style:family="table-column">
      <style:table-column-properties style:column-width="4.7292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0625in"/>
    </style:style>
    <style:style style:name="Table2.B" style:family="table-column">
      <style:table-column-properties style:column-width="1.1354in"/>
    </style:style>
    <style:style style:name="Table2.C" style:family="table-column">
      <style:table-column-properties style:column-width="4.7292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333in" fo:margin-left="-0.0063in" table:align="left"/>
    </style:style>
    <style:style style:name="Table3.A" style:family="table-column">
      <style:table-column-properties style:column-width="1.0729in"/>
    </style:style>
    <style:style style:name="Table3.B" style:family="table-column">
      <style:table-column-properties style:column-width="1.1354in"/>
    </style:style>
    <style:style style:name="Table3.C" style:family="table-column">
      <style:table-column-properties style:column-width="4.72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fo:font-weight="bold" style:font-weight-asian="bold" style:font-weight-complex="bold"/>
    </style:style>
    <style:style style:name="P4" style:family="paragraph" style:parent-style-name="Heading_20_1">
      <style:paragraph-properties fo:text-align="center" style:justify-single-word="false"/>
    </style:style>
    <style:style style:name="P5" style:family="paragraph" style:parent-style-name="Heading_20_2">
      <style:paragraph-properties fo:text-align="start" style:justify-single-word="false"/>
    </style:style>
    <style:style style:name="P6" style:family="paragraph" style:parent-style-name="Heading_20_3">
      <style:text-properties fo:font-size="13pt" style:font-size-asian="13pt" style:font-size-complex="13pt"/>
    </style:style>
    <style:style style:name="P7" style:family="paragraph" style:parent-style-name="Heading_20_3">
      <style:paragraph-properties fo:break-before="page"/>
      <style:text-properties fo:font-size="13pt" style:font-size-asian="13pt" style:font-size-complex="13pt"/>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3pt" style:font-size-asian="13pt" style:font-size-complex="13pt"/>
    </style:style>
    <style:style style:name="T4" style:family="text">
      <style:text-properties fo:font-size="13pt" fo:font-weight="bold" style:font-size-asian="13pt" style:font-weight-asian="bold" style:font-size-complex="13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stergebnisse – 16.12.2011</text:h>
      <text:p text:style-name="P1"/>
      <text:p text:style-name="P1"/>
      <text:h text:style-name="Heading_20_2" text:outline-level="2">HTEditor</text:h>
      <text:p text:style-name="Text_20_body"/>
      <text:p text:style-name="Text_20_body"><text:span text:style-name="T1">URL: </text:span>http://hte.sourceforge.net</text:p>
      <text:p text:style-name="P2">Ein editor/viewer/analyzer - in dem sich angeblich ein Command-line-argument-bug befindet. </text:p>
      <text:p text:style-name="P2">Konnte aber weder den original Exploit nachvollziehen und auch der Fuzzer mit ansteigender Eingangsdatenlänge und unterschiedlichen Eingangsdatenmustern kam auf keinem der Testrechner zu einem Ergebnis. </text:p>
      <text:p text:style-name="P2"/>
      <text:p text:style-name="P2"><text:span text:style-name="T1">Gefuzzter Parameter:</text:span> argv[1]</text:p>
      <text:p text:style-name="P2"><text:span text:style-name="T1">Durchläufe:</text:span> 1000</text:p>
      <text:p text:style-name="P2"><text:span text:style-name="T1">Datenlänge:</text:span> im Bereich von 3000 - 1000000</text:p>
      <text:p text:style-name="P2"/>
      <text:p text:style-name="P2"/>
      <text:p text:style-name="P2"/>
      <text:h text:style-name="P5" text:outline-level="2">CoreHttp</text:h>
      <text:p text:style-name="P2"/>
      <text:p text:style-name="P3">URL: <text:span text:style-name="T2">http://corehttp.sourceforge.net/</text:span></text:p>
      <text:p text:style-name="P2">Ein leichter Webserver (unter anderem für embedded Systeme)</text:p>
      <text:p text:style-name="P2"/>
      <text:p text:style-name="P2"><text:span text:style-name="T1">Gefuzzter Parameter:</text:span> Eingangsrequestpuffer, wird direkt aus dem HTTP-Request übernommen</text:p>
      <text:p text:style-name="P2"><text:span text:style-name="T1">Durchläufe:</text:span> 21 (Abbruch wegen Eingangsdatenlängen Beschränkung)</text:p>
      <text:p text:style-name="P2"><text:span text:style-name="T1">Datenlänge:</text:span> im Bereich von 1 - 2000 Byte, ansteigender Länge</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9">Durchlauf</text:p>
          </table:table-cell>
          <table:table-cell table:style-name="Table1.A1" office:value-type="string">
            <text:p text:style-name="P3">Länge</text:p>
          </table:table-cell>
          <table:table-cell table:style-name="Table1.C1" office:value-type="string">
            <text:p text:style-name="P9">Ergebnis</text:p>
          </table:table-cell>
        </table:table-row>
        <table:table-row>
          <table:table-cell table:style-name="Table1.A2" office:value-type="string">
            <text:p text:style-name="P8">1 - 6</text:p>
          </table:table-cell>
          <table:table-cell table:style-name="Table1.A2" office:value-type="string">
            <text:p text:style-name="P8">0 - 500Byte</text:p>
          </table:table-cell>
          <table:table-cell table:style-name="Table1.C2" office:value-type="string">
            <text:p text:style-name="P8">Kein abnormales Programmverhalten</text:p>
          </table:table-cell>
        </table:table-row>
        <table:table-row>
          <table:table-cell table:style-name="Table1.A2" office:value-type="string">
            <text:p text:style-name="P8">7 – 8</text:p>
          </table:table-cell>
          <table:table-cell table:style-name="Table1.A2" office:value-type="string">
            <text:p text:style-name="P8">600 - 700B</text:p>
          </table:table-cell>
          <table:table-cell table:style-name="Table1.C2" office:value-type="string">
            <text:p text:style-name="P8">Gespeicherte Werte von ebp(ebp) und eip(rip) werden überschrieben</text:p>
          </table:table-cell>
        </table:table-row>
        <text:soft-page-break/>
        <table:table-row>
          <table:table-cell table:style-name="Table1.A2" office:value-type="string">
            <text:p text:style-name="P8">9 – 21</text:p>
          </table:table-cell>
          <table:table-cell table:style-name="Table1.A2" office:value-type="string">
            <text:p text:style-name="P8">800 - 2000</text:p>
          </table:table-cell>
          <table:table-cell table:style-name="Table1.C2" office:value-type="string">
            <text:p text:style-name="P8">Segmentation Fault, Register ebp, eip und rip werden überschrieben</text:p>
          </table:table-cell>
        </table:table-row>
      </table:table>
      <text:p text:style-name="P2"/>
      <text:p text:style-name="P2">Anhand dieser Daten zeigt sich dass einerseits Gespeicherte Register überschrieben werden können und somit ein klassischer Stack Overflow möglich ist und andererseits eventuell auch andere Pointer Werte überschrieben werden können die dereferenziert werden.</text:p>
      <text:p text:style-name="P2"/>
      <text:h text:style-name="Heading_20_1" text:outline-level="1">3Proxy</text:h>
      <text:p text:style-name="Text_20_body"><text:span text:style-name="T1">URL:</text:span> <text:a xlink:type="simple" xlink:href="http://www.3proxy.ru/">http://www.3proxy.ru/</text:a></text:p>
      <text:p text:style-name="Text_20_body">Ein Proxyserer der auch für embedded Geräte geeignet ist. </text:p>
      <text:p text:style-name="Text_20_body">Um prinzipiell die Existenz eines Fehlers nachzuweisen und dann genauere Informationen über diesen zu bekommen wurde der Fuzzing-Prozess in 2-Unterschritte aufgeteilt: Äußeres und Inneres Fuzz Target.</text:p>
      <text:h text:style-name="P6" text:outline-level="3">Äußeres Fuzz Target</text:h>
      <text:p text:style-name="P2"><text:span text:style-name="T1">Gefuzzter Parameter:</text:span> Requestpuffer, direkt in der Empfangsmethode</text:p>
      <text:p text:style-name="P2"><text:span text:style-name="T1">Durchläufe:</text:span> 60</text:p>
      <text:p text:style-name="P2"><text:span text:style-name="T4">Datenlänge:</text:span><text:span text:style-name="T3"> im Bereich von 0 - 6000 Byte, ansteigender Länge</text:span></text:p>
      <text:p text:style-name="P2"><text:span text:style-name="T3"/></text:p>
      <table:table table:name="Table2" table:style-name="Table2">
        <table:table-column table:style-name="Table2.A"/>
        <table:table-column table:style-name="Table2.B"/>
        <table:table-column table:style-name="Table2.C"/>
        <table:table-row>
          <table:table-cell table:style-name="Table2.A1" office:value-type="string">
            <text:p text:style-name="P9">Durchlauf</text:p>
          </table:table-cell>
          <table:table-cell table:style-name="Table2.A1" office:value-type="string">
            <text:p text:style-name="P3">Länge</text:p>
          </table:table-cell>
          <table:table-cell table:style-name="Table2.C1" office:value-type="string">
            <text:p text:style-name="P9">Ergebnis</text:p>
          </table:table-cell>
        </table:table-row>
        <table:table-row>
          <table:table-cell table:style-name="Table2.A2" office:value-type="string">
            <text:p text:style-name="P8">1 – 21</text:p>
          </table:table-cell>
          <table:table-cell table:style-name="Table2.A2" office:value-type="string">
            <text:p text:style-name="P8">0 - 2000B</text:p>
          </table:table-cell>
          <table:table-cell table:style-name="Table2.C2" office:value-type="string">
            <text:p text:style-name="P8">Kein abnormales Programmverhalten</text:p>
          </table:table-cell>
        </table:table-row>
        <table:table-row>
          <table:table-cell table:style-name="Table2.A2" office:value-type="string">
            <text:p text:style-name="P8">21 - 56</text:p>
          </table:table-cell>
          <table:table-cell table:style-name="Table2.A2" office:value-type="string">
            <text:p text:style-name="P8">2000 - 5600B</text:p>
          </table:table-cell>
          <table:table-cell table:style-name="Table2.C2" office:value-type="string">
            <text:p text:style-name="P8">Programm Terminiert mit segmentation Fault</text:p>
          </table:table-cell>
        </table:table-row>
        <table:table-row>
          <table:table-cell table:style-name="Table2.A2" office:value-type="string">
            <text:p text:style-name="P8">57 - 60</text:p>
          </table:table-cell>
          <table:table-cell table:style-name="Table2.A2" office:value-type="string">
            <text:p text:style-name="P8">5700 - 6000B</text:p>
          </table:table-cell>
          <table:table-cell table:style-name="Table2.C2" office:value-type="string">
            <text:p text:style-name="P8">Segmentation Fault, Register rbp, rbx, r12 und rip werden überschrieben</text:p>
          </table:table-cell>
        </table:table-row>
      </table:table>
      <text:p text:style-name="Standard"/>
      <text:p text:style-name="Standard"/>
      <text:p text:style-name="Standard">Die Analyse zeigt dass ab Durchlauf 21 in einer aufgerufenen Methode der Stackframe bzw. Return adressen überschrieben werden. Ab Durchlauf 57 geht der Überlauf über den inneren (aufgerufenen) Stackframe hinaus und überschreibt auch den äußeren Stackframe.</text:p>
      <text:p text:style-name="Standard"/>
      <text:p text:style-name="Standard">Anhand der in der LogDatei aufgezeichneten Adresse kann die aufgerufene Methode (log methode) ermittelt werden.</text:p>
      <text:p text:style-name="Standard"/>
      <text:h text:style-name="P7" text:outline-level="3">Inneres Fuzz Target</text:h>
      <text:p text:style-name="P2"><text:span text:style-name="T1">Gefuzzter Parameter:</text:span> Requestpuffer</text:p>
      <text:p text:style-name="P2"><text:span text:style-name="T1">Durchläufe:</text:span> 77</text:p>
      <text:p text:style-name="P2"><text:span text:style-name="T4">Datenlänge:</text:span><text:span text:style-name="T3"> im Bereich von 0 - 7500 Byte, ansteigender Länge</text:span></text:p>
      <text:p text:style-name="P2"><text:span text:style-name="T3"/></text:p>
      <table:table table:name="Table3" table:style-name="Table3">
        <table:table-column table:style-name="Table3.A"/>
        <table:table-column table:style-name="Table3.B"/>
        <table:table-column table:style-name="Table3.C"/>
        <table:table-row>
          <table:table-cell table:style-name="Table3.A1" office:value-type="string">
            <text:p text:style-name="P9">Durchlauf</text:p>
          </table:table-cell>
          <table:table-cell table:style-name="Table3.A1" office:value-type="string">
            <text:p text:style-name="P3">Länge</text:p>
          </table:table-cell>
          <table:table-cell table:style-name="Table3.C1" office:value-type="string">
            <text:p text:style-name="P9">Ergebnis</text:p>
          </table:table-cell>
        </table:table-row>
        <table:table-row>
          <table:table-cell table:style-name="Table3.A2" office:value-type="string">
            <text:p text:style-name="P8">1 – 21</text:p>
          </table:table-cell>
          <table:table-cell table:style-name="Table3.A2" office:value-type="string">
            <text:p text:style-name="P8">0 - 2000B</text:p>
          </table:table-cell>
          <table:table-cell table:style-name="Table3.C2" office:value-type="string">
            <text:p text:style-name="P8">Kein abnormales Programmverhalten</text:p>
          </table:table-cell>
        </table:table-row>
        <table:table-row>
          <table:table-cell table:style-name="Table3.A2" office:value-type="string">
            <text:p text:style-name="P8">22 - 77</text:p>
          </table:table-cell>
          <table:table-cell table:style-name="Table3.A2" office:value-type="string">
            <text:p text:style-name="P8">2000 - 7700B</text:p>
          </table:table-cell>
          <table:table-cell table:style-name="Table3.C2" office:value-type="string">
            <text:p text:style-name="P8">Die im Stackframe gespeicherten Register rbp und rip.</text:p>
            <text:p text:style-name="P8">Werden überschrieben.</text:p>
          </table:table-cell>
        </table:table-row>
        <table:table-row>
          <table:table-cell table:style-name="Table3.A2" office:value-type="string">
            <text:p text:style-name="P8"/>
          </table:table-cell>
          <table:table-cell table:style-name="Table3.A2" office:value-type="string">
            <text:p text:style-name="P8"/>
          </table:table-cell>
          <table:table-cell table:style-name="Table3.C2" office:value-type="string">
            <text:p text:style-name="P8"/>
          </table:table-cell>
        </table:table-row>
      </table:table>
      <text:p text:style-name="Standard"/>
      <text:p text:style-name="Standard"/>
      <text:p text:style-name="Standard">Die Analyse zeigt dass ab Durchlauf 22 register und return adresse überschrieben erden. Somit ist eine klassische Buffer-Overflow Attacke mögli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erif1" svg:font-family="FreeSerif" style:font-family-generic="roman"/>
    <style:font-face style:name="DejaVu LGC Sans" svg:font-family="'DejaVu LGC Sans'" style:font-family-generic="roman" style:font-pitch="variable"/>
    <style:font-face style:name="DejaVu LGC Sans1" svg:font-family="'DejaVu LGC Sans'" style:font-family-generic="swiss" style:font-pitch="variable"/>
    <style:font-face style:name="FreeSerif" svg:font-family="FreeSerif" style:font-family-generic="system" style:font-pitch="variable"/>
    <style:font-face style:name="OpenSymbol" svg:font-family="OpenSymbo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LGC Sans" fo:font-size="12pt" fo:language="en" fo:country="US" style:letter-kerning="true" style:font-name-asian="OpenSymbol" style:font-size-asian="10.5pt" style:language-asian="zh" style:country-asian="CN" style:font-name-complex="FreeSerif"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LGC Sans1" fo:font-size="14pt" style:font-name-asian="OpenSymbol" style:font-size-asian="14pt" style:font-name-complex="FreeSerif"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erif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erif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17T01:07:14</meta:creation-date>
    <dc:date>2011-12-17T02:11:19</dc:date>
    <meta:editing-duration>PT1H4M5S</meta:editing-duration>
    <meta:editing-cycles>10</meta:editing-cycles>
    <meta:generator>LibreOffice/3.4$Unix LibreOffice_project/340m1$Build-402</meta:generator>
    <meta:document-statistic meta:table-count="3" meta:image-count="0" meta:object-count="0" meta:page-count="3" meta:paragraph-count="64" meta:word-count="379" meta:character-count="2720" meta:non-whitespace-character-count="2402"/>
  </office:meta>
</office:document-meta>
</file>